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Converter.findAndSubst( String key ,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Converter.substVars( String val , Properties prop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OptionConverter.instantiateByKey( Properties props , String key , Class superClass , Objec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ptionConverter.getSystemProperty( String key , String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tionConverter.Optio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Converter.toBoolean( String value , boolean 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Converter.instantiateByClassName( String className , Class superClass , Objec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tionConverter.toFileSize( String value , long dEfa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OptionConverter.convertSpecialChars( String 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ptionConverter.concatanateArrays( String [ ] l , String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Converter.toInt( String value , int dE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